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1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2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9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0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6997983355131234453" text:style-name="L1">
        <text:list-item>
          <text:p text:style-name="P14">3:56.8</text:p>
        </text:list-item>
        <text:list-item>
          <text:p text:style-name="P14">3:53.8</text:p>
        </text:list-item>
        <text:list-item>
          <text:p text:style-name="P14">3:50.8</text:p>
        </text:list-item>
        <text:list-item>
          <text:p text:style-name="P14">3:47.8</text:p>
        </text:list-item>
        <text:list-item>
          <text:p text:style-name="P14">3:45.0</text:p>
        </text:list-item>
        <text:list-item>
          <text:p text:style-name="P14">3:42.2</text:p>
        </text:list-item>
        <text:list-item>
          <text:p text:style-name="P14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7423431334390150104" text:style-name="L2">
        <text:list-item>
          <text:p text:style-name="P16">2:00 <text:s text:c="2"/>(10:00/mi)</text:p>
        </text:list-item>
        <text:list-item>
          <text:p text:style-name="P16">1:58</text:p>
        </text:list-item>
        <text:list-item>
          <text:p text:style-name="P16">1:56</text:p>
        </text:list-item>
        <text:list-item>
          <text:p text:style-name="P16">1:51</text:p>
        </text:list-item>
        <text:list-item>
          <text:p text:style-name="P16">1:49.4</text:p>
        </text:list-item>
        <text:list-item>
          <text:p text:style-name="P16">1:51.4</text:p>
        </text:list-item>
        <text:list-item>
          <text:p text:style-name="P16">1:47.7</text:p>
        </text:list-item>
        <text:list-item>
          <text:p text:style-name="P16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4864084760561222073" text:style-name="L3">
        <text:list-item>
          <text:p text:style-name="P17">3:50.5</text:p>
        </text:list-item>
        <text:list-item>
          <text:p text:style-name="P17">3:50.4</text:p>
        </text:list-item>
        <text:list-item>
          <text:p text:style-name="P17">3:43.9</text:p>
        </text:list-item>
        <text:list-item>
          <text:p text:style-name="P17">3:44.2</text:p>
        </text:list-item>
        <text:list-item>
          <text:p text:style-name="P17">3:46.2</text:p>
        </text:list-item>
        <text:list-item>
          <text:p text:style-name="P17">3:45</text:p>
          <text:p text:style-name="P17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1804987201518628129" text:style-name="L4">
        <text:list-item>
          <text:p text:style-name="P18">4:47</text:p>
        </text:list-item>
        <text:list-item>
          <text:p text:style-name="P18">4:43</text:p>
        </text:list-item>
        <text:list-item>
          <text:p text:style-name="P18">4:45</text:p>
        </text:list-item>
        <text:list-item>
          <text:p text:style-name="P18">4:47</text:p>
        </text:list-item>
        <text:list-item>
          <text:p text:style-name="P18">4:36.6 </text:p>
          <text:p text:style-name="P18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1557289880067753408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l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3091720003825437663" text:style-name="L6">
        <text:list-item>
          <text:p text:style-name="P19">7:21</text:p>
        </text:list-item>
        <text:list-item>
          <text:p text:style-name="P19">8:14</text:p>
        </text:list-item>
        <text:list-item>
          <text:p text:style-name="P19">8:03</text:p>
        </text:list-item>
        <text:list-item>
          <text:p text:style-name="P19">7:42</text:p>
        </text:list-item>
        <text:list-item>
          <text:p text:style-name="P19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7004913257494588468" text:style-name="L7">
        <text:list-item>
          <text:p text:style-name="P20">1:58</text:p>
        </text:list-item>
        <text:list-item>
          <text:p text:style-name="P20">1:39.5</text:p>
        </text:list-item>
        <text:list-item>
          <text:p text:style-name="P20">1:53</text:p>
        </text:list-item>
        <text:list-item>
          <text:p text:style-name="P20">1:45</text:p>
          <text:p text:style-name="P20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1964929550316022246" text:style-name="L8">
        <text:list-item>
          <text:list>
            <text:list-header>
              <text:p text:style-name="P21"/>
            </text:list-header>
          </text:list>
        </text:list-item>
      </text:list>
      <text:p text:style-name="P11"/>
      <text:p text:style-name="P5">28 miles in the last week </text:p>
      <text:p text:style-name="P12"><text:soft-page-break/>Sat <text:s/>7/2/16: <text:span text:style-name="T2">5 miles</text:span></text:p>
      <text:p text:style-name="P12">I ran 5 miles on hilly roads in 50:45</text:p>
      <text:p text:style-name="P12"/>
      <text:p text:style-name="P12">Sun <text:s/>7/3/16: <text:span text:style-name="T2">3 miles</text:span></text:p>
      <text:p text:style-name="P12">I ran 2 miles: 10:30+9:25. <text:s/>Then I walked 1 mile.</text:p>
      <text:p text:style-name="P12"/>
      <text:p text:style-name="P12">Mon 7/4/16: <text:span text:style-name="T2">5 miles</text:span></text:p>
      <text:p text:style-name="P12">I ran 4.5 miles averaging 10:15/mi on hilly roads. Then I walked ½ mile in 7:48. </text:p>
      <text:p text:style-name="P12"/>
      <text:p text:style-name="P12">Tues <text:s/>7/5/16: <text:span text:style-name="T2">4 miles</text:span></text:p>
      <text:p text:style-name="P12">I ran and walked 4 miles averaging 11:26/mi. <text:s/>I ran 0.4 miles, walked 0.2 miles and repeated until the end. <text:s/>In all I walked 1.2 miles and ran 2.8 miles. <text:s/>My running pace was about 10:00.</text:p>
      <text:p text:style-name="P12"/>
      <text:p text:style-name="P12">Wed 7/6/16: <text:span text:style-name="T2">4 miles</text:span></text:p>
      <text:p text:style-name="P12">I ran and walked 4 averaging 10:38/mile. I was walking and running faster than yesterday. </text:p>
      <text:p text:style-name="P12"/>
      <text:p text:style-name="P12">Thur 7/7/16: <text:span text:style-name="T2">4.1 miles</text:span></text:p>
      <text:p text:style-name="P12">I warmed up with a ½ mile in 5:05 and then rested 3 minutes.</text:p>
      <text:p text:style-name="P12">Then I ran 3.25 miles on hilly roads averaging 8:09/mile. <text:s/>This was a good run and felt great.</text:p>
      <text:p text:style-name="P12">Splits:</text:p>
      <text:list xml:id="list5305216936071052318" text:style-name="L9">
        <text:list-item>
          <text:p text:style-name="P23">8:09</text:p>
        </text:list-item>
        <text:list-item>
          <text:p text:style-name="P23">8:13</text:p>
        </text:list-item>
        <text:list-item>
          <text:p text:style-name="P23">8:15</text:p>
          <text:p text:style-name="P23">The last 0.25 miles in 1:51 or 7:24/mile</text:p>
        </text:list-item>
      </text:list>
      <text:p text:style-name="P12">I warmed down with a 0.35 mile walk.</text:p>
      <text:p text:style-name="P12"/>
      <text:p text:style-name="P12">Fri 7/8/16:<text:span text:style-name="T2"> 5 miles</text:span></text:p>
      <text:p text:style-name="P12">I ran on hilly roads.</text:p>
      <text:p text:style-name="P12">First I ran 2 miles averaging 9:15/mi. and then rested 3 minutes.</text:p>
      <text:p text:style-name="P12">I ran 4x880 yards with ¼ mile jog after each. <text:s/>The jogs averaged 2:40 or 10:40/mi.</text:p>
      <text:p text:style-name="P12">Times on the 880's</text:p>
      <text:list xml:id="list392521113537228093" text:style-name="L10">
        <text:list-item>
          <text:p text:style-name="P24">3:45<text:tab/> <text:s text:c="3"/>down and uphill</text:p>
        </text:list-item>
        <text:list-item>
          <text:p text:style-name="P24">3:41<text:tab/> <text:s text:c="3"/>down and uphill</text:p>
        </text:list-item>
        <text:list-item>
          <text:p text:style-name="P24">4:00 <text:tab/> <text:s text:c="3"/>uphill</text:p>
        </text:list-item>
        <text:list-item>
          <text:p text:style-name="P24">3:56<text:tab/> <text:s text:c="3"/>mainly uphill</text:p>
        </text:list-item>
      </text:list>
      <text:p text:style-name="P12">Average time = 3:51</text:p>
      <text:p text:style-name="P12">I have felt energetic for the last 3 days.</text:p>
      <text:p text:style-name="P12"/>
      <text:p text:style-name="P13">30.1 miles in the last week.</text:p>
      <text:p text:style-name="P13"><text:soft-page-break/><text:span text:style-name="T1">Sat 7/09/16:</text:span> 9 miles</text:p>
      <text:p text:style-name="P12">I ran and walked 9 miles averaging 10:59/mile on hilly roads.</text:p>
      <text:p text:style-name="P12">Near the end of each mile I walked 0.25 miles so during the run I ran a total of 6.75 miles and walked a total of 2.25 miles. <text:s/>My average running pace was about 9:45/mi and average walking pace was about 14:40/mile.</text:p>
      <text:p text:style-name="P12"/>
      <text:p text:style-name="P12">Sun 7/10/16: <text:span text:style-name="T2">3 miles</text:span></text:p>
      <text:p text:style-name="P12">I ran 3 miles on hilly roads averaging 8:48/ mile.</text:p>
      <text:p text:style-name="P12"/>
      <text:p text:style-name="P12">Mon 7/11/16: <text:span text:style-name="T2">5.5 miles</text:span></text:p>
      <text:p text:style-name="P12">I ran on hilly roads. <text:s/>First I ran 1 mile and then rested 3 minutes.</text:p>
      <text:p text:style-name="P12">Then 8 x 440 yards with a 440 jog after each. <text:s/>The jogs averaged about 2:40.</text:p>
      <text:p text:style-name="P12">Times on the 440 runs:</text:p>
      <text:list xml:id="list2678828309464412048" text:style-name="L11">
        <text:list-item>
          <text:p text:style-name="P25">1:39.1</text:p>
        </text:list-item>
        <text:list-item>
          <text:p text:style-name="P25">1:41.9</text:p>
        </text:list-item>
        <text:list-item>
          <text:p text:style-name="P25">1:44.2</text:p>
        </text:list-item>
        <text:list-item>
          <text:p text:style-name="P25">1:38.4</text:p>
        </text:list-item>
        <text:list-item>
          <text:p text:style-name="P25">1:37.5</text:p>
        </text:list-item>
        <text:list-item>
          <text:p text:style-name="P25">1:46.6</text:p>
        </text:list-item>
        <text:list-item>
          <text:p text:style-name="P25">1:38.6</text:p>
        </text:list-item>
        <text:list-item>
          <text:p text:style-name="P25">1:38.1</text:p>
        </text:list-item>
      </text:list>
      <text:p text:style-name="P12">Average = 1:40.3</text:p>
      <text:p text:style-name="P12">Then I ran a ½ mile in 4:37.</text:p>
      <text:p text:style-name="P12">Compare this workout to June 20, 2016. <text:s/>I ran a lot better today even with the hills and faster jogs.</text:p>
      <text:p text:style-name="P12"/>
      <text:p text:style-name="P12">Tues 7/12/16: <text:span text:style-name="T2">1 mile</text:span></text:p>
      <text:p text:style-name="P12">I ran 1 mile before driving back to Meadville, 4:48 + 4:17 = 9:05 </text:p>
      <text:p text:style-name="P12"/>
      <text:p text:style-name="P13">Running in Meadville again</text:p>
      <text:p text:style-name="P12"/>
      <text:p text:style-name="P12">Wed 7/13/16: <text:span text:style-name="T2">4 miles</text:span></text:p>
      <text:p text:style-name="P12">I ran 4 miles on hilly roads averaging 9:18. I ran each mile faster, the last one in 8:13. </text:p>
      <text:p text:style-name="P12"/>
      <text:p text:style-name="P12"/>
      <text:p text:style-name="P12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13T13:16:26.55</dc:date>
    <dc:creator>James Lombardi</dc:creator>
    <meta:editing-duration>PT10H49M28S</meta:editing-duration>
    <meta:editing-cycles>77</meta:editing-cycles>
    <meta:document-statistic meta:table-count="0" meta:image-count="0" meta:object-count="0" meta:page-count="8" meta:paragraph-count="279" meta:word-count="2444" meta:character-count="11981"/>
  </office:meta>
</office:document-meta>
</file>